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462cm" style:rel-column-width="1724*"/>
    </style:style>
    <style:style style:name="Table1.g" style:family="table-column">
      <style:table-column-properties style:column-width="2.782cm" style:rel-column-width="10367*"/>
    </style:style>
    <style:style style:name="Table1.A1" style:family="table-cell">
      <style:table-cell-properties style:vertical-align="middle"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0.462cm" style:rel-column-width="1724*"/>
    </style:style>
    <style:style style:name="Table2.g" style:family="table-column">
      <style:table-column-properties style:column-width="2.782cm" style:rel-column-width="10367*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g1" style:family="table-cell">
      <style:table-cell-properties style:vertical-align="middle" fo:padding="0.097cm" fo:border-left="0.05pt solid #000000" fo:border-right="none" fo:border-top="none" fo:border-bottom="none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0.462cm" style:rel-column-width="1724*"/>
    </style:style>
    <style:style style:name="Table7.g" style:family="table-column">
      <style:table-column-properties style:column-width="2.782cm" style:rel-column-width="10367*"/>
    </style:style>
    <style:style style:name="Tab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7.g1" style:family="table-cell">
      <style:table-cell-properties style:vertical-align="middle" fo:padding="0.097cm" fo:border-left="0.05pt solid #000000" fo:border-right="none" fo:border-top="none" fo:border-bottom="none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0.462cm" style:rel-column-width="1724*"/>
    </style:style>
    <style:style style:name="Table8.g" style:family="table-column">
      <style:table-column-properties style:column-width="2.782cm" style:rel-column-width="10367*"/>
    </style:style>
    <style:style style:name="Table8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style:vertical-align="middle" fo:padding="0.097cm" fo:border-left="0.05pt solid #000000" fo:border-right="none" fo:border-top="none" fo:border-bottom="none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0.462cm" style:rel-column-width="1724*"/>
    </style:style>
    <style:style style:name="Table9.g" style:family="table-column">
      <style:table-column-properties style:column-width="2.782cm" style:rel-column-width="10367*"/>
    </style:style>
    <style:style style:name="Tab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c1" style:family="table-cell">
      <style:table-cell-properties style:vertical-align="middle"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g1" style:family="table-cell">
      <style:table-cell-properties style:vertical-align="middle" fo:padding="0.097cm" fo:border-left="0.05pt solid #000000" fo:border-right="none" fo:border-top="none" fo:border-bottom="none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0.462cm" style:rel-column-width="1724*"/>
    </style:style>
    <style:style style:name="Table10.g" style:family="table-column">
      <style:table-column-properties style:column-width="2.782cm" style:rel-column-width="10367*"/>
    </style:style>
    <style:style style:name="Table1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0.g1" style:family="table-cell">
      <style:table-cell-properties style:vertical-align="middle" fo:padding="0.097cm" fo:border-left="0.05pt solid #000000" fo:border-right="none" fo:border-top="none" fo:border-bottom="none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0.462cm" style:rel-column-width="1724*"/>
    </style:style>
    <style:style style:name="Table11.g" style:family="table-column">
      <style:table-column-properties style:column-width="2.782cm" style:rel-column-width="10367*"/>
    </style:style>
    <style:style style:name="Table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1.g1" style:family="table-cell">
      <style:table-cell-properties style:vertical-align="middle" fo:padding="0.097cm" fo:border-left="0.05pt solid #000000" fo:border-right="none" fo:border-top="none" fo:border-bottom="none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0.462cm" style:rel-column-width="1724*"/>
    </style:style>
    <style:style style:name="Table12.g" style:family="table-column">
      <style:table-column-properties style:column-width="2.782cm" style:rel-column-width="10367*"/>
    </style:style>
    <style:style style:name="Table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style:vertical-align="middle"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g1" style:family="table-cell">
      <style:table-cell-properties style:vertical-align="middle" fo:padding="0.097cm" fo:border-left="0.05pt solid #000000" fo:border-right="none" fo:border-top="none" fo:border-bottom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462cm" style:rel-column-width="1724*"/>
    </style:style>
    <style:style style:name="Table3.g" style:family="table-column">
      <style:table-column-properties style:column-width="2.782cm" style:rel-column-width="10367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style:vertical-align="middle" fo:padding="0.097cm" fo:border-left="0.05pt solid #000000" fo:border-right="none" fo:border-top="none" fo:border-bottom="non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0.462cm" style:rel-column-width="1724*"/>
    </style:style>
    <style:style style:name="Table4.g" style:family="table-column">
      <style:table-column-properties style:column-width="2.782cm" style:rel-column-width="10367*"/>
    </style:style>
    <style:style style:name="Table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N1" style:family="table-cell">
      <style:table-cell-properties style:vertical-align="middle"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g1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6pt" fo:font-weight="normal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>
      <style:paragraph-properties fo:text-align="center"/>
    </style:style>
    <style:style style:name="P12" style:family="paragraph">
      <loext:graphic-properties draw:fill-color="#c0c0c0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officeooo:rsid="000209db"/>
    </style:style>
    <style:style style:name="gr1" style:family="graphic">
      <style:graphic-properties draw:fill-color="#c0c0c0" draw:textarea-horizontal-align="justify" draw:textarea-vertical-align="middle" draw:auto-grow-height="false" fo:min-height="0cm" fo:min-width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l data is interpreted as 32-bit words (Intel byte order)<text:tab/><text:tab/><text:tab/><text:tab/><text:tab/><text:tab/><text:span text:style-name="T3">2006-03-16</text:span></text:p>
      <text:p text:style-name="P1">highest 4 bits are data type (code) =&gt; (0x0, 0x1, 0x2, ..., 0xF)</text:p>
      <text:p text:style-name="P1"/>
      <text:p text:style-name="P1">UInt_t <text:span text:style-name="T1">word =&gt; 4 bytes or 32 bites</text:span></text:p>
      <text:p text:style-name="P2"/>
      <table:table table:name="Table1" table:style-name="Table1">
        <table:table-column table:style-name="Table1.A" table:number-columns-repeated="32"/>
        <table:table-column table:style-name="Table1.g"/>
        <table:table-header-rows>
          <table:table-row>
            <table:table-cell table:style-name="Table1.A1" office:value-type="string">
              <text:p text:style-name="P4">31</text:p>
              <text:p text:style-name="P5">bit</text:p>
            </table:table-cell>
            <table:table-cell table:style-name="Table1.A1" office:value-type="string">
              <text:p text:style-name="P4">30</text:p>
              <text:p text:style-name="P5">bit</text:p>
            </table:table-cell>
            <table:table-cell table:style-name="Table1.A1" office:value-type="string">
              <text:p text:style-name="P4">29</text:p>
              <text:p text:style-name="P5">bit</text:p>
            </table:table-cell>
            <table:table-cell table:style-name="Table1.A1" office:value-type="string">
              <text:p text:style-name="P4">28</text:p>
              <text:p text:style-name="P5">bit</text:p>
            </table:table-cell>
            <table:table-cell table:style-name="Table1.A1" office:value-type="string">
              <text:p text:style-name="P4">27</text:p>
              <text:p text:style-name="P5">bit</text:p>
            </table:table-cell>
            <table:table-cell table:style-name="Table1.A1" office:value-type="string">
              <text:p text:style-name="P4">26</text:p>
              <text:p text:style-name="P5">bit</text:p>
            </table:table-cell>
            <table:table-cell table:style-name="Table1.A1" office:value-type="string">
              <text:p text:style-name="P4">25</text:p>
              <text:p text:style-name="P5">bit</text:p>
            </table:table-cell>
            <table:table-cell table:style-name="Table1.A1" office:value-type="string">
              <text:p text:style-name="P4">24</text:p>
              <text:p text:style-name="P5">bit</text:p>
            </table:table-cell>
            <table:table-cell table:style-name="Table1.A1" office:value-type="string">
              <text:p text:style-name="P4">23</text:p>
              <text:p text:style-name="P5">bit</text:p>
            </table:table-cell>
            <table:table-cell table:style-name="Table1.A1" office:value-type="string">
              <text:p text:style-name="P4">22</text:p>
              <text:p text:style-name="P5">bit</text:p>
            </table:table-cell>
            <table:table-cell table:style-name="Table1.A1" office:value-type="string">
              <text:p text:style-name="P4">21</text:p>
              <text:p text:style-name="P5">bit</text:p>
            </table:table-cell>
            <table:table-cell table:style-name="Table1.A1" office:value-type="string">
              <text:p text:style-name="P4">20</text:p>
              <text:p text:style-name="P5">bit</text:p>
            </table:table-cell>
            <table:table-cell table:style-name="Table1.A1" office:value-type="string">
              <text:p text:style-name="P4">19</text:p>
              <text:p text:style-name="P5">bit</text:p>
            </table:table-cell>
            <table:table-cell table:style-name="Table1.A1" office:value-type="string">
              <text:p text:style-name="P4">18</text:p>
              <text:p text:style-name="P5">bit</text:p>
            </table:table-cell>
            <table:table-cell table:style-name="Table1.A1" office:value-type="string">
              <text:p text:style-name="P4">17</text:p>
              <text:p text:style-name="P5">bit</text:p>
            </table:table-cell>
            <table:table-cell table:style-name="Table1.A1" office:value-type="string">
              <text:p text:style-name="P4">16</text:p>
              <text:p text:style-name="P5">bit</text:p>
            </table:table-cell>
            <table:table-cell table:style-name="Table1.A1" office:value-type="string">
              <text:p text:style-name="P4">15</text:p>
              <text:p text:style-name="P5">bit</text:p>
            </table:table-cell>
            <table:table-cell table:style-name="Table1.A1" office:value-type="string">
              <text:p text:style-name="P4">14</text:p>
              <text:p text:style-name="P5">bit</text:p>
            </table:table-cell>
            <table:table-cell table:style-name="Table1.A1" office:value-type="string">
              <text:p text:style-name="P4">13</text:p>
              <text:p text:style-name="P5">bit</text:p>
            </table:table-cell>
            <table:table-cell table:style-name="Table1.A1" office:value-type="string">
              <text:p text:style-name="P4">12</text:p>
              <text:p text:style-name="P5">bit</text:p>
            </table:table-cell>
            <table:table-cell table:style-name="Table1.A1" office:value-type="string">
              <text:p text:style-name="P4">11</text:p>
              <text:p text:style-name="P5">bit</text:p>
            </table:table-cell>
            <table:table-cell table:style-name="Table1.A1" office:value-type="string">
              <text:p text:style-name="P4">10</text:p>
              <text:p text:style-name="P5">bit</text:p>
            </table:table-cell>
            <table:table-cell table:style-name="Table1.A1" office:value-type="string">
              <text:p text:style-name="P4">09</text:p>
              <text:p text:style-name="P5">bit</text:p>
            </table:table-cell>
            <table:table-cell table:style-name="Table1.A1" office:value-type="string">
              <text:p text:style-name="P4">08</text:p>
              <text:p text:style-name="P5">bit</text:p>
            </table:table-cell>
            <table:table-cell table:style-name="Table1.A1" office:value-type="string">
              <text:p text:style-name="P4">07</text:p>
              <text:p text:style-name="P5">bit</text:p>
            </table:table-cell>
            <table:table-cell table:style-name="Table1.A1" office:value-type="string">
              <text:p text:style-name="P4">06</text:p>
              <text:p text:style-name="P5">bit</text:p>
            </table:table-cell>
            <table:table-cell table:style-name="Table1.A1" office:value-type="string">
              <text:p text:style-name="P4">05</text:p>
              <text:p text:style-name="P5">bit</text:p>
            </table:table-cell>
            <table:table-cell table:style-name="Table1.A1" office:value-type="string">
              <text:p text:style-name="P4">04</text:p>
              <text:p text:style-name="P5">bit</text:p>
            </table:table-cell>
            <table:table-cell table:style-name="Table1.A1" office:value-type="string">
              <text:p text:style-name="P4">03</text:p>
              <text:p text:style-name="P5">bit</text:p>
            </table:table-cell>
            <table:table-cell table:style-name="Table1.A1" office:value-type="string">
              <text:p text:style-name="P4">02</text:p>
              <text:p text:style-name="P5">bit</text:p>
            </table:table-cell>
            <table:table-cell table:style-name="Table1.A1" office:value-type="string">
              <text:p text:style-name="P4">01</text:p>
              <text:p text:style-name="P5">bit</text:p>
            </table:table-cell>
            <table:table-cell table:style-name="Table1.A1" office:value-type="string">
              <text:p text:style-name="P4">00</text:p>
              <text:p text:style-name="P5">bit</text:p>
            </table:table-cell>
            <table:table-cell table:style-name="Table1.g1" office:value-type="string">
              <text:p text:style-name="P7"/>
            </table:table-cell>
          </table:table-row>
        </table:table-header-rows>
      </table:table>
      <text:p text:style-name="P1"/>
      <text:p text:style-name="P2">word &gt;&gt; 28</text:p>
      <text:p text:style-name="P2"/>
      <table:table table:name="Table2" table:style-name="Table2">
        <table:table-column table:style-name="Table2.A" table:number-columns-repeated="32"/>
        <table:table-column table:style-name="Table2.g"/>
        <table:table-header-rows>
          <table:table-row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A1" office:value-type="string">
              <text:p text:style-name="P6">0</text:p>
            </table:table-cell>
            <table:table-cell table:style-name="Table2.c1" office:value-type="string">
              <text:p text:style-name="P4">31</text:p>
              <text:p text:style-name="P5">bit</text:p>
            </table:table-cell>
            <table:table-cell table:style-name="Table2.c1" office:value-type="string">
              <text:p text:style-name="P4">30</text:p>
              <text:p text:style-name="P5">bit</text:p>
            </table:table-cell>
            <table:table-cell table:style-name="Table2.c1" office:value-type="string">
              <text:p text:style-name="P4">29</text:p>
              <text:p text:style-name="P5">bit</text:p>
            </table:table-cell>
            <table:table-cell table:style-name="Table2.c1" office:value-type="string">
              <text:p text:style-name="P4">28</text:p>
              <text:p text:style-name="P5">bit</text:p>
            </table:table-cell>
            <table:table-cell table:style-name="Table2.g1" office:value-type="string">
              <text:p text:style-name="P8"><text:s/></text:p>
            </table:table-cell>
          </table:table-row>
        </table:table-header-rows>
      </table:table>
      <text:p text:style-name="P1"><text:tab/><text:tab/><text:tab/><text:tab/><text:tab/><text:tab/><text:tab/><text:tab/><text:tab/><text:tab/> <text:s text:c="4"/>data type, 4bit</text:p>
      <text:p text:style-name="P1"><text:tab/><text:tab/><text:tab/><text:tab/><text:tab/>event header<text:tab/><text:tab/><text:tab/>0xA<text:tab/> <text:s text:c="6"/>1 <text:s text:c="2"/>0 <text:s text:c="2"/>1 <text:s text:c="3"/>0</text:p>
      <text:p text:style-name="P1"><text:tab/><text:tab/><text:tab/><text:tab/><text:tab/>module header<text:tab/><text:tab/><text:tab/>0x8<text:tab/> <text:s text:c="6"/>1 <text:s text:c="2"/>0 <text:s text:c="2"/>0 <text:s text:c="3"/>0</text:p>
      <text:p text:style-name="P1"><text:tab/><text:tab/><text:tab/><text:tab/><text:tab/>TDC leading edge measurement<text:tab/>0x4<text:tab/> <text:s text:c="6"/>0 <text:s text:c="2"/>1 <text:s text:c="2"/>0 <text:s text:c="3"/>0</text:p>
      <text:p text:style-name="P1">word &gt;&gt; 24 &amp; 0xF</text:p>
      <text:p text:style-name="P1"/>
      <table:table table:name="Table7" table:style-name="Table7">
        <table:table-column table:style-name="Table7.A" table:number-columns-repeated="32"/>
        <table:table-column table:style-name="Table7.g"/>
        <table:table-header-rows>
          <table:table-row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6">0</text:p>
            </table:table-cell>
            <table:table-cell table:style-name="Table7.A1" office:value-type="string">
              <text:p text:style-name="P4">31</text:p>
              <text:p text:style-name="P5">bit</text:p>
            </table:table-cell>
            <table:table-cell table:style-name="Table7.A1" office:value-type="string">
              <text:p text:style-name="P4">30</text:p>
              <text:p text:style-name="P5">bit</text:p>
            </table:table-cell>
            <table:table-cell table:style-name="Table7.A1" office:value-type="string">
              <text:p text:style-name="P4">29</text:p>
              <text:p text:style-name="P5">bit</text:p>
            </table:table-cell>
            <table:table-cell table:style-name="Table7.A1" office:value-type="string">
              <text:p text:style-name="P4">28</text:p>
              <text:p text:style-name="P5">bit</text:p>
            </table:table-cell>
            <table:table-cell table:style-name="Table7.A1" office:value-type="string">
              <text:p text:style-name="P4">27</text:p>
              <text:p text:style-name="P5">bit</text:p>
            </table:table-cell>
            <table:table-cell table:style-name="Table7.A1" office:value-type="string">
              <text:p text:style-name="P4">26</text:p>
              <text:p text:style-name="P5">bit</text:p>
            </table:table-cell>
            <table:table-cell table:style-name="Table7.A1" office:value-type="string">
              <text:p text:style-name="P4">25</text:p>
              <text:p text:style-name="P5">bit</text:p>
            </table:table-cell>
            <table:table-cell table:style-name="Table7.A1" office:value-type="string">
              <text:p text:style-name="P4">24</text:p>
              <text:p text:style-name="P5">bit</text:p>
            </table:table-cell>
            <table:table-cell table:style-name="Table7.g1" office:value-type="string">
              <text:p text:style-name="P9"/>
            </table:table-cell>
          </table:table-row>
        </table:table-header-rows>
      </table:table>
      <table:table table:name="Table8" table:style-name="Table8">
        <table:table-column table:style-name="Table8.A" table:number-columns-repeated="32"/>
        <table:table-column table:style-name="Table8.g"/>
        <table:table-header-rows>
          <table:table-row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0</text:p>
            </table:table-cell>
            <table:table-cell table:style-name="Table8.A1" office:value-type="string">
              <text:p text:style-name="P6">1</text:p>
            </table:table-cell>
            <table:table-cell table:style-name="Table8.A1" office:value-type="string">
              <text:p text:style-name="P6">1</text:p>
            </table:table-cell>
            <table:table-cell table:style-name="Table8.A1" office:value-type="string">
              <text:p text:style-name="P6">1</text:p>
            </table:table-cell>
            <table:table-cell table:style-name="Table8.A1" office:value-type="string">
              <text:p text:style-name="P6">1</text:p>
            </table:table-cell>
            <table:table-cell table:style-name="Table8.g1" office:value-type="string">
              <text:p text:style-name="P10"><text:s/>=&gt; 0xF</text:p>
            </table:table-cell>
          </table:table-row>
        </table:table-header-rows>
      </table:table>
      <text:p text:style-name="P1"/>
      <table:table table:name="Table9" table:style-name="Table9">
        <table:table-column table:style-name="Table9.A" table:number-columns-repeated="32"/>
        <table:table-column table:style-name="Table9.g"/>
        <table:table-header-rows>
          <table:table-row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A1" office:value-type="string">
              <text:p text:style-name="P6">0</text:p>
            </table:table-cell>
            <table:table-cell table:style-name="Table9.c1" office:value-type="string">
              <text:p text:style-name="P4">27</text:p>
              <text:p text:style-name="P5">bit</text:p>
            </table:table-cell>
            <table:table-cell table:style-name="Table9.c1" office:value-type="string">
              <text:p text:style-name="P4">26</text:p>
              <text:p text:style-name="P5">bit</text:p>
            </table:table-cell>
            <table:table-cell table:style-name="Table9.c1" office:value-type="string">
              <text:p text:style-name="P4">25</text:p>
              <text:p text:style-name="P5">bit</text:p>
            </table:table-cell>
            <table:table-cell table:style-name="Table9.c1" office:value-type="string">
              <text:p text:style-name="P4">24</text:p>
              <text:p text:style-name="P5">bit</text:p>
            </table:table-cell>
            <table:table-cell table:style-name="Table9.g1" office:value-type="string">
              <text:p text:style-name="P9"/>
            </table:table-cell>
          </table:table-row>
        </table:table-header-rows>
      </table:table>
      <text:p text:style-name="P1"><text:tab/><text:tab/><text:tab/><text:tab/><text:tab/><text:tab/><text:tab/><text:tab/><text:tab/><text:tab/> <text:s text:c="4"/>tdc_id, 4bit</text:p>
      <text:p text:style-name="P1">word &gt;&gt; 19 &amp; 0x1F</text:p>
      <text:p text:style-name="P1"/>
      <table:table table:name="Table10" table:style-name="Table10">
        <table:table-column table:style-name="Table10.A" table:number-columns-repeated="32"/>
        <table:table-column table:style-name="Table10.g"/>
        <table:table-header-rows>
          <table:table-row>
            <table:table-cell table:style-name="Table10.A1" office:value-type="string">
              <text:p text:style-name="P6">0</text:p>
            </table:table-cell>
            <table:table-cell table:style-name="Table10.A1" office:value-type="string">
              <text:p text:style-name="P6">0</text:p>
            </table:table-cell>
            <table:table-cell table:style-name="Table10.A1" office:value-type="string">
              <text:p text:style-name="P6">0</text:p>
            </table:table-cell>
            <table:table-cell table:style-name="Table10.A1" office:value-type="string">
              <text:p text:style-name="P6">0</text:p>
            </table:table-cell>
            <table:table-cell table:style-name="Table10.A1" office:value-type="string">
              <text:p text:style-name="P6">0</text:p>
            </table:table-cell>
            <table:table-cell table:style-name="Table10.A1" office:value-type="string">
              <text:p text:style-name="P6">0</text:p>
            </table:table-cell>
            <table:table-cell table:style-name="Table10.A1" office:value-type="string">
              <text:p text:style-name="P6">0</text:p>
            </table:table-cell>
            <table:table-cell table:style-name="Table10.A1" office:value-type="string">
              <text:p text:style-name="P6">0</text:p>
            </table:table-cell>
            <table:table-cell table:style-name="Table10.A1" office:value-type="string">
              <text:p text:style-name="P6">0</text:p>
            </table:table-cell>
            <table:table-cell table:style-name="Table10.A1" office:value-type="string">
              <text:p text:style-name="P6">0</text:p>
            </table:table-cell>
            <table:table-cell table:style-name="Table10.A1" office:value-type="string">
              <text:p text:style-name="P6">0</text:p>
            </table:table-cell>
            <table:table-cell table:style-name="Table10.A1" office:value-type="string">
              <text:p text:style-name="P6">0</text:p>
            </table:table-cell>
            <table:table-cell table:style-name="Table10.A1" office:value-type="string">
              <text:p text:style-name="P6">0</text:p>
            </table:table-cell>
            <table:table-cell table:style-name="Table10.A1" office:value-type="string">
              <text:p text:style-name="P6">0</text:p>
            </table:table-cell>
            <table:table-cell table:style-name="Table10.A1" office:value-type="string">
              <text:p text:style-name="P6">0</text:p>
            </table:table-cell>
            <table:table-cell table:style-name="Table10.A1" office:value-type="string">
              <text:p text:style-name="P6">0</text:p>
            </table:table-cell>
            <table:table-cell table:style-name="Table10.A1" office:value-type="string">
              <text:p text:style-name="P6">0</text:p>
            </table:table-cell>
            <table:table-cell table:style-name="Table10.A1" office:value-type="string">
              <text:p text:style-name="P6">0</text:p>
            </table:table-cell>
            <table:table-cell table:style-name="Table10.A1" office:value-type="string">
              <text:p text:style-name="P6">0</text:p>
            </table:table-cell>
            <table:table-cell table:style-name="Table10.A1" office:value-type="string">
              <text:p text:style-name="P4">31</text:p>
              <text:p text:style-name="P5">bit</text:p>
            </table:table-cell>
            <table:table-cell table:style-name="Table10.A1" office:value-type="string">
              <text:p text:style-name="P4">30</text:p>
              <text:p text:style-name="P5">bit</text:p>
            </table:table-cell>
            <table:table-cell table:style-name="Table10.A1" office:value-type="string">
              <text:p text:style-name="P4">29</text:p>
              <text:p text:style-name="P5">bit</text:p>
            </table:table-cell>
            <table:table-cell table:style-name="Table10.A1" office:value-type="string">
              <text:p text:style-name="P4">28</text:p>
              <text:p text:style-name="P5">bit</text:p>
            </table:table-cell>
            <table:table-cell table:style-name="Table10.A1" office:value-type="string">
              <text:p text:style-name="P4">27</text:p>
              <text:p text:style-name="P5">bit</text:p>
            </table:table-cell>
            <table:table-cell table:style-name="Table10.A1" office:value-type="string">
              <text:p text:style-name="P4">26</text:p>
              <text:p text:style-name="P5">bit</text:p>
            </table:table-cell>
            <table:table-cell table:style-name="Table10.A1" office:value-type="string">
              <text:p text:style-name="P4">25</text:p>
              <text:p text:style-name="P5">bit</text:p>
            </table:table-cell>
            <table:table-cell table:style-name="Table10.A1" office:value-type="string">
              <text:p text:style-name="P4">24</text:p>
              <text:p text:style-name="P5">bit</text:p>
            </table:table-cell>
            <table:table-cell table:style-name="Table10.A1" office:value-type="string">
              <text:p text:style-name="P4">23</text:p>
              <text:p text:style-name="P5">bit</text:p>
            </table:table-cell>
            <table:table-cell table:style-name="Table10.A1" office:value-type="string">
              <text:p text:style-name="P4">22</text:p>
              <text:p text:style-name="P5">bit</text:p>
            </table:table-cell>
            <table:table-cell table:style-name="Table10.A1" office:value-type="string">
              <text:p text:style-name="P4">21</text:p>
              <text:p text:style-name="P5">bit</text:p>
            </table:table-cell>
            <table:table-cell table:style-name="Table10.A1" office:value-type="string">
              <text:p text:style-name="P4">20</text:p>
              <text:p text:style-name="P5">bit</text:p>
            </table:table-cell>
            <table:table-cell table:style-name="Table10.A1" office:value-type="string">
              <text:p text:style-name="P4">19</text:p>
              <text:p text:style-name="P5">bit</text:p>
            </table:table-cell>
            <table:table-cell table:style-name="Table10.g1" office:value-type="string">
              <text:p text:style-name="P9"/>
            </table:table-cell>
          </table:table-row>
        </table:table-header-rows>
      </table:table>
      <table:table table:name="Table11" table:style-name="Table11">
        <table:table-column table:style-name="Table11.A" table:number-columns-repeated="32"/>
        <table:table-column table:style-name="Table11.g"/>
        <table:table-header-rows>
          <table:table-row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0</text:p>
            </table:table-cell>
            <table:table-cell table:style-name="Table11.A1" office:value-type="string">
              <text:p text:style-name="P6">1</text:p>
            </table:table-cell>
            <table:table-cell table:style-name="Table11.A1" office:value-type="string">
              <text:p text:style-name="P6">1</text:p>
            </table:table-cell>
            <table:table-cell table:style-name="Table11.A1" office:value-type="string">
              <text:p text:style-name="P6">1</text:p>
            </table:table-cell>
            <table:table-cell table:style-name="Table11.A1" office:value-type="string">
              <text:p text:style-name="P6">1</text:p>
            </table:table-cell>
            <table:table-cell table:style-name="Table11.A1" office:value-type="string">
              <text:p text:style-name="P6">1</text:p>
            </table:table-cell>
            <table:table-cell table:style-name="Table11.g1" office:value-type="string">
              <text:p text:style-name="P10"><text:s/>=&gt; 0x1F</text:p>
            </table:table-cell>
          </table:table-row>
        </table:table-header-rows>
      </table:table>
      <text:p text:style-name="P1"/>
      <table:table table:name="Table12" table:style-name="Table12">
        <table:table-column table:style-name="Table12.A" table:number-columns-repeated="32"/>
        <table:table-column table:style-name="Table12.g"/>
        <table:table-header-rows>
          <table:table-row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A1" office:value-type="string">
              <text:p text:style-name="P6">0</text:p>
            </table:table-cell>
            <table:table-cell table:style-name="Table12.b1" office:value-type="string">
              <text:p text:style-name="P4">23</text:p>
              <text:p text:style-name="P5">bit</text:p>
            </table:table-cell>
            <table:table-cell table:style-name="Table12.b1" office:value-type="string">
              <text:p text:style-name="P4">22</text:p>
              <text:p text:style-name="P5">bit</text:p>
            </table:table-cell>
            <table:table-cell table:style-name="Table12.b1" office:value-type="string">
              <text:p text:style-name="P4">21</text:p>
              <text:p text:style-name="P5">bit</text:p>
            </table:table-cell>
            <table:table-cell table:style-name="Table12.b1" office:value-type="string">
              <text:p text:style-name="P4">20</text:p>
              <text:p text:style-name="P5">bit</text:p>
            </table:table-cell>
            <table:table-cell table:style-name="Table12.b1" office:value-type="string">
              <text:p text:style-name="P4">19</text:p>
              <text:p text:style-name="P5">bit</text:p>
            </table:table-cell>
            <table:table-cell table:style-name="Table12.g1" office:value-type="string">
              <text:p text:style-name="P9"/>
            </table:table-cell>
          </table:table-row>
        </table:table-header-rows>
      </table:table>
      <text:p text:style-name="P1"><text:tab/><text:tab/><text:tab/><text:tab/><text:tab/><text:tab/><text:tab/><text:tab/><text:tab/><text:tab/>tdc_ch, 5bit</text:p>
      <text:p text:style-name="P1">word &amp; 0x7FFFF</text:p>
      <text:p text:style-name="P1"/>
      <table:table table:name="Table3" table:style-name="Table3">
        <table:table-column table:style-name="Table3.A" table:number-columns-repeated="32"/>
        <table:table-column table:style-name="Table3.g"/>
        <table:table-header-rows>
          <table:table-row>
            <table:table-cell table:style-name="Table3.A1" office:value-type="string">
              <text:p text:style-name="P6">0</text:p>
            </table:table-cell>
            <table:table-cell table:style-name="Table3.A1" office:value-type="string">
              <text:p text:style-name="P6">0</text:p>
            </table:table-cell>
            <table:table-cell table:style-name="Table3.A1" office:value-type="string">
              <text:p text:style-name="P6">0</text:p>
            </table:table-cell>
            <table:table-cell table:style-name="Table3.A1" office:value-type="string">
              <text:p text:style-name="P6">0</text:p>
            </table:table-cell>
            <table:table-cell table:style-name="Table3.A1" office:value-type="string">
              <text:p text:style-name="P6">0</text:p>
            </table:table-cell>
            <table:table-cell table:style-name="Table3.A1" office:value-type="string">
              <text:p text:style-name="P6">0</text:p>
            </table:table-cell>
            <table:table-cell table:style-name="Table3.A1" office:value-type="string">
              <text:p text:style-name="P6">0</text:p>
            </table:table-cell>
            <table:table-cell table:style-name="Table3.A1" office:value-type="string">
              <text:p text:style-name="P6">0</text:p>
            </table:table-cell>
            <table:table-cell table:style-name="Table3.A1" office:value-type="string">
              <text:p text:style-name="P6">0</text:p>
            </table:table-cell>
            <table:table-cell table:style-name="Table3.A1" office:value-type="string">
              <text:p text:style-name="P6">0</text:p>
            </table:table-cell>
            <table:table-cell table:style-name="Table3.A1" office:value-type="string">
              <text:p text:style-name="P6">0</text:p>
            </table:table-cell>
            <table:table-cell table:style-name="Table3.A1" office:value-type="string">
              <text:p text:style-name="P6">0</text:p>
            </table:table-cell>
            <table:table-cell table:style-name="Table3.A1" office:value-type="string">
              <text:p text:style-name="P6">0</text:p>
            </table:table-cell>
            <table:table-cell table:style-name="Table3.A1" office:value-type="string">
              <text:p text:style-name="P6">1</text:p>
            </table:table-cell>
            <table:table-cell table:style-name="Table3.A1" office:value-type="string">
              <text:p text:style-name="P6">1</text:p>
            </table:table-cell>
            <table:table-cell table:style-name="Table3.A1" office:value-type="string">
              <text:p text:style-name="P6">1</text:p>
            </table:table-cell>
            <table:table-cell table:style-name="Table3.A1" office:value-type="string">
              <text:p text:style-name="P6">1</text:p>
            </table:table-cell>
            <table:table-cell table:style-name="Table3.A1" office:value-type="string">
              <text:p text:style-name="P6">1</text:p>
            </table:table-cell>
            <table:table-cell table:style-name="Table3.A1" office:value-type="string">
              <text:p text:style-name="P6">1</text:p>
            </table:table-cell>
            <table:table-cell table:style-name="Table3.A1" office:value-type="string">
              <text:p text:style-name="P6">1</text:p>
            </table:table-cell>
            <table:table-cell table:style-name="Table3.A1" office:value-type="string">
              <text:p text:style-name="P6">1</text:p>
            </table:table-cell>
            <table:table-cell table:style-name="Table3.A1" office:value-type="string">
              <text:p text:style-name="P6">1</text:p>
            </table:table-cell>
            <table:table-cell table:style-name="Table3.A1" office:value-type="string">
              <text:p text:style-name="P6">1</text:p>
            </table:table-cell>
            <table:table-cell table:style-name="Table3.A1" office:value-type="string">
              <text:p text:style-name="P6">1</text:p>
            </table:table-cell>
            <table:table-cell table:style-name="Table3.A1" office:value-type="string">
              <text:p text:style-name="P6">1</text:p>
            </table:table-cell>
            <table:table-cell table:style-name="Table3.A1" office:value-type="string">
              <text:p text:style-name="P6">1</text:p>
            </table:table-cell>
            <table:table-cell table:style-name="Table3.A1" office:value-type="string">
              <text:p text:style-name="P6">1</text:p>
            </table:table-cell>
            <table:table-cell table:style-name="Table3.A1" office:value-type="string">
              <text:p text:style-name="P6">1</text:p>
            </table:table-cell>
            <table:table-cell table:style-name="Table3.A1" office:value-type="string">
              <text:p text:style-name="P6">1</text:p>
            </table:table-cell>
            <table:table-cell table:style-name="Table3.A1" office:value-type="string">
              <text:p text:style-name="P6">1</text:p>
            </table:table-cell>
            <table:table-cell table:style-name="Table3.A1" office:value-type="string">
              <text:p text:style-name="P6">1</text:p>
            </table:table-cell>
            <table:table-cell table:style-name="Table3.A1" office:value-type="string">
              <text:p text:style-name="P6">1</text:p>
            </table:table-cell>
            <table:table-cell table:style-name="Table3.g1" office:value-type="string">
              <text:p text:style-name="P10"><text:s/>=&gt; 0x7FFFF</text:p>
            </table:table-cell>
          </table:table-row>
        </table:table-header-rows>
      </table:table>
      <table:table table:name="Table4" table:style-name="Table4">
        <table:table-column table:style-name="Table4.A" table:number-columns-repeated="32"/>
        <table:table-column table:style-name="Table4.g"/>
        <table:table-header-rows>
          <table:table-row>
            <table:table-cell table:style-name="Table4.A1" office:value-type="string">
              <text:p text:style-name="P6">0</text:p>
            </table:table-cell>
            <table:table-cell table:style-name="Table4.A1" office:value-type="string">
              <text:p text:style-name="P6">0</text:p>
            </table:table-cell>
            <table:table-cell table:style-name="Table4.A1" office:value-type="string">
              <text:p text:style-name="P6">0</text:p>
            </table:table-cell>
            <table:table-cell table:style-name="Table4.A1" office:value-type="string">
              <text:p text:style-name="P6">0</text:p>
            </table:table-cell>
            <table:table-cell table:style-name="Table4.A1" office:value-type="string">
              <text:p text:style-name="P6">0</text:p>
            </table:table-cell>
            <table:table-cell table:style-name="Table4.A1" office:value-type="string">
              <text:p text:style-name="P6">0</text:p>
            </table:table-cell>
            <table:table-cell table:style-name="Table4.A1" office:value-type="string">
              <text:p text:style-name="P6">0</text:p>
            </table:table-cell>
            <table:table-cell table:style-name="Table4.A1" office:value-type="string">
              <text:p text:style-name="P6">0</text:p>
            </table:table-cell>
            <table:table-cell table:style-name="Table4.A1" office:value-type="string">
              <text:p text:style-name="P6">0</text:p>
            </table:table-cell>
            <table:table-cell table:style-name="Table4.A1" office:value-type="string">
              <text:p text:style-name="P6">0</text:p>
            </table:table-cell>
            <table:table-cell table:style-name="Table4.A1" office:value-type="string">
              <text:p text:style-name="P6">0</text:p>
            </table:table-cell>
            <table:table-cell table:style-name="Table4.A1" office:value-type="string">
              <text:p text:style-name="P6">0</text:p>
            </table:table-cell>
            <table:table-cell table:style-name="Table4.A1" office:value-type="string">
              <text:p text:style-name="P6">0</text:p>
            </table:table-cell>
            <table:table-cell table:style-name="Table4.N1" office:value-type="string">
              <text:p text:style-name="P4">18</text:p>
              <text:p text:style-name="P5">bit</text:p>
            </table:table-cell>
            <table:table-cell table:style-name="Table4.N1" office:value-type="string">
              <text:p text:style-name="P4">17</text:p>
              <text:p text:style-name="P5">bit</text:p>
            </table:table-cell>
            <table:table-cell table:style-name="Table4.N1" office:value-type="string">
              <text:p text:style-name="P4">16</text:p>
              <text:p text:style-name="P5">bit</text:p>
            </table:table-cell>
            <table:table-cell table:style-name="Table4.N1" office:value-type="string">
              <text:p text:style-name="P4">15</text:p>
              <text:p text:style-name="P5">bit</text:p>
            </table:table-cell>
            <table:table-cell table:style-name="Table4.N1" office:value-type="string">
              <text:p text:style-name="P4">14</text:p>
              <text:p text:style-name="P5">bit</text:p>
            </table:table-cell>
            <table:table-cell table:style-name="Table4.N1" office:value-type="string">
              <text:p text:style-name="P4">13</text:p>
              <text:p text:style-name="P5">bit</text:p>
            </table:table-cell>
            <table:table-cell table:style-name="Table4.N1" office:value-type="string">
              <text:p text:style-name="P4">12</text:p>
              <text:p text:style-name="P5">bit</text:p>
            </table:table-cell>
            <table:table-cell table:style-name="Table4.N1" office:value-type="string">
              <text:p text:style-name="P4">11</text:p>
              <text:p text:style-name="P5">bit</text:p>
            </table:table-cell>
            <table:table-cell table:style-name="Table4.N1" office:value-type="string">
              <text:p text:style-name="P4">10</text:p>
              <text:p text:style-name="P5">bit</text:p>
            </table:table-cell>
            <table:table-cell table:style-name="Table4.N1" office:value-type="string">
              <text:p text:style-name="P4">09</text:p>
              <text:p text:style-name="P5">bit</text:p>
            </table:table-cell>
            <table:table-cell table:style-name="Table4.N1" office:value-type="string">
              <text:p text:style-name="P4">08</text:p>
              <text:p text:style-name="P5">bit</text:p>
            </table:table-cell>
            <table:table-cell table:style-name="Table4.N1" office:value-type="string">
              <text:p text:style-name="P4">07</text:p>
              <text:p text:style-name="P5">bit</text:p>
            </table:table-cell>
            <table:table-cell table:style-name="Table4.N1" office:value-type="string">
              <text:p text:style-name="P4">06</text:p>
              <text:p text:style-name="P5">bit</text:p>
            </table:table-cell>
            <table:table-cell table:style-name="Table4.N1" office:value-type="string">
              <text:p text:style-name="P4">05</text:p>
              <text:p text:style-name="P5">bit</text:p>
            </table:table-cell>
            <table:table-cell table:style-name="Table4.N1" office:value-type="string">
              <text:p text:style-name="P4">04</text:p>
              <text:p text:style-name="P5">bit</text:p>
            </table:table-cell>
            <table:table-cell table:style-name="Table4.N1" office:value-type="string">
              <text:p text:style-name="P4">03</text:p>
              <text:p text:style-name="P5">bit</text:p>
            </table:table-cell>
            <table:table-cell table:style-name="Table4.N1" office:value-type="string">
              <text:p text:style-name="P4">02</text:p>
              <text:p text:style-name="P5">bit</text:p>
            </table:table-cell>
            <table:table-cell table:style-name="Table4.N1" office:value-type="string">
              <text:p text:style-name="P4">01</text:p>
              <text:p text:style-name="P5">bit</text:p>
            </table:table-cell>
            <table:table-cell table:style-name="Table4.N1" office:value-type="string">
              <text:p text:style-name="P4">00</text:p>
              <text:p text:style-name="P5">bit</text:p>
            </table:table-cell>
            <table:table-cell table:style-name="Table4.g1" office:value-type="string">
              <text:p text:style-name="P9"/>
            </table:table-cell>
          </table:table-row>
        </table:table-header-rows>
      </table:table>
      <text:p text:style-name="P1"><text:tab/><text:tab/><text:tab/><text:tab/> <text:s text:c="11"/>fTdc, leading time, 19 bit</text:p>
      <text:p text:style-name="P1">tdc_id = 1 =&gt; tdc_num = 0</text:p>
      <text:p text:style-name="P1">tdc_id = 2 =&gt; tdc_num = 1</text:p>
      <text:p text:style-name="P1">tdc_id = 4 =&gt; tdc_num = 2</text:p>
      <text:p text:style-name="P1">tdc_id = 8 =&gt; tdc_num = 3</text:p>
      <text:p text:style-name="P1"/>
      <text:p text:style-name="P1">tdc_id <text:s/>&lt; 16 (4 bit)</text:p>
      <text:p text:style-name="P1">tdc_ch &lt; 32 (5 bit)</text:p>
      <text:p text:style-name="P1"/>
      <text:p text:style-name="P1"><text:tab/><text:tab/><text:tab/><text:tab/><text:tab/><text:tab/><text:tab/>fTdc*( 1 / (40e6*256) ) time in sec.</text:p>
      <text:p text:style-name="P1"><draw:custom-shape text:anchor-type="paragraph" draw:z-index="0" draw:style-name="gr1" draw:text-style-name="P12" svg:width="1.482cm" svg:height="3.573cm" svg:x="2.411cm" svg:y="0.415cm"><text:p text:style-name="P11"><text:s/>|<text:tab/>| </text:p><text:p text:style-name="P11"><text:s/>|<text:tab/>| </text:p><text:p text:style-name="P11"><text:s/>|<text:tab/>| </text:p><text:p text:style-name="P11"/><text:p text:style-name="P11"><text:s/>|<text:tab/>| </text:p><text:p text:style-name="P11"><text:s/>|<text:tab/>| </text:p><text:p text:style-name="P11"><text:s/>|<text:tab/>|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12" svg:width="1.482cm" svg:height="3.573cm" svg:x="4.411cm" svg:y="0.415cm"><text:p text:style-name="P11"><text:s/>|<text:tab/>| </text:p><text:p text:style-name="P11"><text:s/>|<text:tab/>| </text:p><text:p text:style-name="P11"><text:s/>|<text:tab/>| </text:p><text:p text:style-name="P11"/><text:p text:style-name="P11"><text:s/>|<text:tab/>| </text:p><text:p text:style-name="P11"><text:s/>|<text:tab/>| </text:p><text:p text:style-name="P11"><text:s/>|<text:tab/>|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1" draw:text-style-name="P12" svg:width="1.482cm" svg:height="3.573cm" svg:x="0.411cm" svg:y="0.415cm"><text:p text:style-name="P11"><text:s/>|<text:tab/>| </text:p><text:p text:style-name="P11"><text:s/>|<text:tab/>| </text:p><text:p text:style-name="P11"><text:s/>|<text:tab/>| </text:p><text:p text:style-name="P11"/><text:p text:style-name="P11"><text:s/>|<text:tab/>| </text:p><text:p text:style-name="P11"><text:s/>|<text:tab/>| </text:p><text:p text:style-name="P11"><text:s/>|<text:tab/>| 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phtdc_norm_map_ch_code[tdc_num][tdc_ch/2] // [4][16] =&gt; array of fNtdc</text:p>
      <text:p text:style-name="P1"/>
      <text:p text:style-name="P1"/>
      <text:p text:style-name="P3"><text:s text:c="5"/><text:span text:style-name="T2">2 <text:s text:c="6"/>3 <text:s text:c="4"/>2 <text:s text:c="7"/>3 <text:s text:c="4"/>2 <text:s text:c="6"/>3</text:span> =&gt; tdc_num</text:p>
      <text:p text:style-name="P3"/>
      <text:p text:style-name="P3"/>
      <text:p text:style-name="P3"/>
      <text:p text:style-name="P3"><text:s text:c="5"/><text:span text:style-name="T2">0 <text:s text:c="6"/>1 <text:s text:c="4"/>0 <text:s text:c="6"/>1 <text:s text:c="4"/>0 <text:s text:c="7"/>1</text:span> =&gt; tdc_num</text:p>
      <text:p text:style-name="P1"/>
      <text:p text:style-name="P1"/>
      <text:p text:style-name="P1"><text:s text:c="6"/>module 0 <text:s text:c="6"/>module 1 <text:s text:c="8"/>modul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Linux_X86_64 LibreOffice_project/aecc05fe267cc68dde00352a451aa867b3b546ac</meta:generator>
    <meta:creation-date>2006-03-16T11:11:11.111060670</meta:creation-date>
    <dc:language>en-US</dc:language>
    <meta:editing-cycles>6</meta:editing-cycles>
    <meta:editing-duration>PT52S</meta:editing-duration>
    <meta:initial-creator>Jan Musinsky</meta:initial-creator>
    <dc:date>2019-05-10T16:05:49.979589739</dc:date>
    <dc:creator>Jan Musinsky</dc:creator>
    <meta:document-statistic meta:table-count="10" meta:image-count="0" meta:object-count="0" meta:page-count="1" meta:paragraph-count="434" meta:word-count="569" meta:character-count="1593" meta:non-whitespace-character-count="1239"/>
    <meta:user-defined meta:name="Info 1"/>
    <meta:user-defined meta:name="Info 2"/>
    <meta:user-defined meta:name="Info 3"/>
    <meta:user-defined meta:name="Info 4"/>
  </office:meta>
</office:document-meta>
</file>